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adornments="Gras" style:font-family-generic="script" style:font-pitch="variable"/>
    <style:font-face style:name="Comic Sans MS1" svg:font-family="'Comic Sans MS'" style:font-adornments="Gras Italique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5cm" style:rel-column-width="17345*"/>
    </style:style>
    <style:style style:name="Tableau1.C" style:family="table-column">
      <style:table-column-properties style:column-width="4.001cm" style:rel-column-width="15421*"/>
    </style:style>
    <style:style style:name="Tableau1.D" style:family="table-column">
      <style:table-column-properties style:column-width="4.001cm" style:rel-column-width="1542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text-properties officeooo:rsid="000d1958" officeooo:paragraph-rsid="000d1958"/>
    </style:style>
    <style:style style:name="P3" style:family="paragraph" style:parent-style-name="Table_20_Contents">
      <style:text-properties officeooo:rsid="000e72fb" officeooo:paragraph-rsid="000e72fb"/>
    </style:style>
    <style:style style:name="T1" style:family="text">
      <style:text-properties officeooo:rsid="000aff2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aractéristiques techniques :</text:h>
      <text:h text:style-name="Heading_20_3" text:outline-level="3">Système de projection utilisé.</text:h>
      <text:p text:style-name="P2">lambert93</text:p>
      <text:h text:style-name="Heading_20_3" text:outline-level="3">Date de la mise à jour :</text:h>
      <text:p text:style-name="P2">20\05\2022</text:p>
      <text:h text:style-name="Heading_20_3" text:outline-level="3">Nom du dossier contenant les fichiers</text:h>
      <text:p text:style-name="P2">U:\Documents\Devoirs\oserries\oiseaux_2</text:p>
      <text:h text:style-name="Heading_20_3" text:outline-level="3">Liste des fichiers et leur rôle.</text:h>
      <text:p text:style-name="Standard">Vous devez citer ici tous les fichiers utilisés dans votre projet QGIS. Les couches RASTER, vectorielles, etc...</text:p>
      <text:p text:style-name="Standard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1">Nom du fichier</text:p>
          </table:table-cell>
          <table:table-cell table:style-name="Tableau2.A1" office:value-type="string">
            <text:p text:style-name="P1">Type de fichier</text:p>
          </table:table-cell>
          <table:table-cell table:style-name="Tableau2.A1" office:value-type="string">
            <text:p text:style-name="P1">Emplacement du fichier</text:p>
          </table:table-cell>
          <table:table-cell table:style-name="Tableau2.D1" office:value-type="string">
            <text:p text:style-name="P1">Rôle du fichier</text:p>
          </table:table-cell>
        </table:table-row>
        <table:table-row>
          <table:table-cell table:style-name="Tableau2.A2" office:value-type="string">
            <text:p text:style-name="P3">Carte en cour.gqz</text:p>
          </table:table-cell>
          <table:table-cell table:style-name="Tableau2.A2" office:value-type="string">
            <text:p text:style-name="P3">QGIS project</text:p>
          </table:table-cell>
          <table:table-cell table:style-name="Tableau2.A2" office:value-type="string">
            <text:p text:style-name="P3">Devoirs (oserries)</text:p>
          </table:table-cell>
          <table:table-cell table:style-name="Tableau2.D2" office:value-type="string">
            <text:p text:style-name="P3">parcours</text:p>
          </table:table-cell>
        </table:table-row>
      </table:table>
      <text:p text:style-name="Standard"/>
      <text:h text:style-name="Heading_20_3" text:outline-level="3">Structuration des données :</text:h>
      <text:p text:style-name="Standard">Pour chaque fichier « shapefile » créé, précisez les colonnes présente<text:span text:style-name="T1">s</text:span> dans la table attributaire en les détaillant grâce au tableau ci-dessous. Il faudra un tableau par fichier vectoriel.</text:p>
      <text:p text:style-name="Standard"/>
      <text:p text:style-name="Standard">Nom du fichier vectoriel : </text:p>
      <text:p text:style-name="Standard">Description de la table attributaire.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row>
          <table:table-cell table:style-name="Tableau1.A1" office:value-type="string">
            <text:p text:style-name="P1">Nom de la colonne</text:p>
          </table:table-cell>
          <table:table-cell table:style-name="Tableau1.A1" office:value-type="string">
            <text:p text:style-name="P1">description</text:p>
          </table:table-cell>
          <table:table-cell table:style-name="Tableau1.A1" office:value-type="string">
            <text:p text:style-name="P1">Type de données</text:p>
          </table:table-cell>
          <table:table-cell table:style-name="Tableau1.D1" office:value-type="string">
            <text:p text:style-name="P1">Exemple de valeur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Heading_20_3" text:outline-level="3">Nomenclature utilisée :</text:h>
      <text:p text:style-name="Standard">(Si vous utilisez des termes réguliers dans vos tables attributaires, expliquez-le)</text:p>
      <text:p text:style-name="Standard">couche zonne eco</text:p>
      <text:p text:style-name="Standard">couche zonne eco bonne</text:p>
      <text:p text:style-name="Standard">parcours2</text:p>
      <text:p text:style-name="Standard">lycée_2019_georef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adornments="Gras" style:font-family-generic="script" style:font-pitch="variable"/>
    <style:font-face style:name="Comic Sans MS1" svg:font-family="'Comic Sans MS'" style:font-adornments="Gras Italique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omic Sans MS" fo:font-family="'Comic Sans MS'" style:font-style-name="Gras" style:font-family-generic="script" style:font-pitch="variable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omic Sans MS1" fo:font-family="'Comic Sans MS'" style:font-style-name="Gras Italique" style:font-family-generic="script" style:font-pitch="variable"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omic Sans MS" fo:font-family="'Comic Sans MS'" style:font-style-name="Gras" style:font-family-generic="script" style:font-pitch="variable" fo:font-size="11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I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)" style:num-format="a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20T14:35:30.398000000</meta:creation-date>
    <meta:editing-duration>PT5M33S</meta:editing-duration>
    <meta:editing-cycles>2</meta:editing-cycles>
    <meta:generator>LibreOffice/6.3.6.2$Windows_X86_64 LibreOffice_project/2196df99b074d8a661f4036fca8fa0cbfa33a497</meta:generator>
    <dc:date>2022-05-20T14:51:13.772000000</dc:date>
    <meta:document-statistic meta:table-count="2" meta:image-count="0" meta:object-count="0" meta:page-count="1" meta:paragraph-count="31" meta:word-count="150" meta:character-count="966" meta:non-whitespace-character-count="853"/>
  </office:meta>
</office:document-meta>
</file>